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]+[.F2]" office:value-type="float" office:value="2" calcext:value-type="float">
            <text:p>2</text:p>
          </table:table-cell>
          <table:table-cell table:formula="of:=[.E1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]+[.F3]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3]+[.F4]" office:value-type="float" office:value="4" calcext:value-type="float">
            <text:p>4</text:p>
          </table:table-cell>
          <table:table-cell table:formula="of:=[.E2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4]+[.F5]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5]+[.F6]" office:value-type="float" office:value="6" calcext:value-type="float">
            <text:p>6</text:p>
          </table:table-cell>
          <table:table-cell table:formula="of:=[.E3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6]+[.F7]"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4]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7]+[.F8]" office:value-type="float" office:value="10" calcext:value-type="float">
            <text:p>10</text:p>
          </table:table-cell>
          <table:table-cell table:formula="of:=[.E4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8]+[.F9]"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5]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9]+[.F10]" office:value-type="float" office:value="14" calcext:value-type="float">
            <text:p>14</text:p>
          </table:table-cell>
          <table:table-cell table:formula="of:=[.E5]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0]+[.F11]"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MOD([.H11]; 2) = 0; [.I10] + VLOOKUP([.H11]/2;[.$H$1:.$I$20];2); [.I1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B6]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11]+[.F12]" office:value-type="float" office:value="20" calcext:value-type="float">
            <text:p>20</text:p>
          </table:table-cell>
          <table:table-cell table:formula="of:=[.E6]"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MOD([.H12]; 2) = 0; [.I11] + VLOOKUP([.H12]/2;[.$H$1:.$I$20];2); [.I1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12]+[.F13]"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(MOD([.H13]; 2) = 0; [.I12] + VLOOKUP([.H13]/2;[.$H$1:.$I$20];2); [.I1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B7]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]+[.F14]" office:value-type="float" office:value="26" calcext:value-type="float">
            <text:p>26</text:p>
          </table:table-cell>
          <table:table-cell table:formula="of:=[.E7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IF(MOD([.H14]; 2) = 0; [.I13] + VLOOKUP([.H14]/2;[.$H$1:.$I$20];2); [.I1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14]+[.F15]" office:value-type="float" office:value="26" calcext:value-type="float">
            <text:p>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MOD([.H15]; 2) = 0; [.I14] + VLOOKUP([.H15]/2;[.$H$1:.$I$20];2); [.I1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B8]"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5]+[.F16]" office:value-type="float" office:value="36" calcext:value-type="float">
            <text:p>36</text:p>
          </table:table-cell>
          <table:table-cell table:formula="of:=[.E8]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(MOD([.H16]; 2) = 0; [.I15] + VLOOKUP([.H16]/2;[.$H$1:.$I$20];2); [.I1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"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6]+[.F17]" office:value-type="float" office:value="36" calcext:value-type="float">
            <text:p>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IF(MOD([.H17]; 2) = 0; [.I16] + VLOOKUP([.H17]/2;[.$H$1:.$I$20];2); [.I1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B9]" office:value-type="float" office:value="46" calcext:value-type="float">
            <text:p>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17]+[.F18]" office:value-type="float" office:value="46" calcext:value-type="float">
            <text:p>46</text:p>
          </table:table-cell>
          <table:table-cell table:formula="of:=[.E9]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(MOD([.H18]; 2) = 0; [.I17] + VLOOKUP([.H18]/2;[.$H$1:.$I$20];2); [.I1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" office:value-type="float" office:value="46" calcext:value-type="float">
            <text:p>4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18]+[.F19]" office:value-type="float" office:value="46" calcext:value-type="float">
            <text:p>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MOD([.H19]; 2) = 0; [.I18] + VLOOKUP([.H19]/2;[.$H$1:.$I$20];2); [.I1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B10]"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9]+[.F20]" office:value-type="float" office:value="60" calcext:value-type="float">
            <text:p>60</text:p>
          </table:table-cell>
          <table:table-cell table:formula="of:=[.E10]"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MOD([.H20]; 2) = 0; [.I19] + VLOOKUP([.H20]/2;[.$H$1:.$I$20];2); [.I19])" office:value-type="float" office:value="28" calcext:value-type="float">
            <text:p>28</text:p>
          </table:table-cell>
        </table:table-row>
      </table:table>
      <table:table table:name="Лист2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 +[.D3]+[.E3]" office:value-type="float" office:value="1" calcext:value-type="float">
            <text:p>1</text:p>
          </table:table-cell>
          <table:table-cell table:formula="of:=ROUND(SQRT([.A3]))" office:value-type="float" office:value="2" calcext:value-type="float">
            <text:p>2</text:p>
          </table:table-cell>
          <table:table-cell table:formula="of:= IF([.C3]*[.C3] = [.A3]; VLOOKUP([.C3];[.$A$1:.$B$20];2); 0)" office:value-type="float" office:value="0" calcext:value-type="float">
            <text:p>0</text:p>
          </table:table-cell>
          <table:table-cell table:formula="of:=IF(MOD([.A3]; 2) = 0; VLOOKUP([.A3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 +[.D4]+[.E4]" office:value-type="float" office:value="3" calcext:value-type="float">
            <text:p>3</text:p>
          </table:table-cell>
          <table:table-cell table:formula="of:=ROUND(SQRT([.A4]))" office:value-type="float" office:value="2" calcext:value-type="float">
            <text:p>2</text:p>
          </table:table-cell>
          <table:table-cell table:formula="of:= IF([.C4]*[.C4] = [.A4]; VLOOKUP([.C4];[.$A$1:.$B$20];2); 0)" office:value-type="float" office:value="1" calcext:value-type="float">
            <text:p>1</text:p>
          </table:table-cell>
          <table:table-cell table:formula="of:=IF(MOD([.A4]; 2) = 0; VLOOKUP([.A4]/2;[.$A$1:.$B$20];2)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 +[.D5]+[.E5]" office:value-type="float" office:value="3" calcext:value-type="float">
            <text:p>3</text:p>
          </table:table-cell>
          <table:table-cell table:formula="of:=ROUND(SQRT([.A5]))" office:value-type="float" office:value="2" calcext:value-type="float">
            <text:p>2</text:p>
          </table:table-cell>
          <table:table-cell table:formula="of:= IF([.C5]*[.C5] = [.A5]; VLOOKUP([.C5];[.$A$1:.$B$20];2); 0)" office:value-type="float" office:value="0" calcext:value-type="float">
            <text:p>0</text:p>
          </table:table-cell>
          <table:table-cell table:formula="of:=IF(MOD([.A5]; 2) = 0; VLOOKUP([.A5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 +[.D6]+[.E6]" office:value-type="float" office:value="4" calcext:value-type="float">
            <text:p>4</text:p>
          </table:table-cell>
          <table:table-cell table:formula="of:=ROUND(SQRT([.A6]))" office:value-type="float" office:value="2" calcext:value-type="float">
            <text:p>2</text:p>
          </table:table-cell>
          <table:table-cell table:formula="of:= IF([.C6]*[.C6] = [.A6]; VLOOKUP([.C6];[.$A$1:.$B$20];2); 0)" office:value-type="float" office:value="0" calcext:value-type="float">
            <text:p>0</text:p>
          </table:table-cell>
          <table:table-cell table:formula="of:=IF(MOD([.A6]; 2) = 0; VLOOKUP([.A6]/2;[.$A$1:.$B$20];2)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 +[.D7]+[.E7]" office:value-type="float" office:value="4" calcext:value-type="float">
            <text:p>4</text:p>
          </table:table-cell>
          <table:table-cell table:formula="of:=ROUND(SQRT([.A7]))" office:value-type="float" office:value="3" calcext:value-type="float">
            <text:p>3</text:p>
          </table:table-cell>
          <table:table-cell table:formula="of:= IF([.C7]*[.C7] = [.A7]; VLOOKUP([.C7];[.$A$1:.$B$20];2); 0)" office:value-type="float" office:value="0" calcext:value-type="float">
            <text:p>0</text:p>
          </table:table-cell>
          <table:table-cell table:formula="of:=IF(MOD([.A7]; 2) = 0; VLOOKUP([.A7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 +[.D8]+[.E8]" office:value-type="float" office:value="7" calcext:value-type="float">
            <text:p>7</text:p>
          </table:table-cell>
          <table:table-cell table:formula="of:=ROUND(SQRT([.A8]))" office:value-type="float" office:value="3" calcext:value-type="float">
            <text:p>3</text:p>
          </table:table-cell>
          <table:table-cell table:formula="of:= IF([.C8]*[.C8] = [.A8]; VLOOKUP([.C8];[.$A$1:.$B$20];2); 0)" office:value-type="float" office:value="0" calcext:value-type="float">
            <text:p>0</text:p>
          </table:table-cell>
          <table:table-cell table:formula="of:=IF(MOD([.A8]; 2) = 0; VLOOKUP([.A8]/2;[.$A$1:.$B$20];2)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 +[.D9]+[.E9]" office:value-type="float" office:value="8" calcext:value-type="float">
            <text:p>8</text:p>
          </table:table-cell>
          <table:table-cell table:formula="of:=ROUND(SQRT([.A9]))" office:value-type="float" office:value="3" calcext:value-type="float">
            <text:p>3</text:p>
          </table:table-cell>
          <table:table-cell table:formula="of:= IF([.C9]*[.C9] = [.A9]; VLOOKUP([.C9];[.$A$1:.$B$20];2); 0)" office:value-type="float" office:value="1" calcext:value-type="float">
            <text:p>1</text:p>
          </table:table-cell>
          <table:table-cell table:formula="of:=IF(MOD([.A9]; 2) = 0; VLOOKUP([.A9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 +[.D10]+[.E10]" office:value-type="float" office:value="11" calcext:value-type="float">
            <text:p>11</text:p>
          </table:table-cell>
          <table:table-cell table:formula="of:=ROUND(SQRT([.A10]))" office:value-type="float" office:value="3" calcext:value-type="float">
            <text:p>3</text:p>
          </table:table-cell>
          <table:table-cell table:formula="of:= IF([.C10]*[.C10] = [.A10]; VLOOKUP([.C10];[.$A$1:.$B$20];2); 0)" office:value-type="float" office:value="0" calcext:value-type="float">
            <text:p>0</text:p>
          </table:table-cell>
          <table:table-cell table:formula="of:=IF(MOD([.A10]; 2) = 0; VLOOKUP([.A10]/2;[.$A$1:.$B$20];2)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SQRT([.A11]))" office:value-type="float" office:value="3" calcext:value-type="float">
            <text:p>3</text:p>
          </table:table-cell>
          <table:table-cell table:formula="of:= IF([.C11]*[.C11] = [.A11]; VLOOKUP([.C11];[.$A$1:.$B$20];2); 0)" office:value-type="float" office:value="0" calcext:value-type="float">
            <text:p>0</text:p>
          </table:table-cell>
          <table:table-cell table:formula="of:=IF(MOD([.A11]; 2) = 0; VLOOKUP([.A11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 +[.D12]+[.E12]" office:value-type="float" office:value="4" calcext:value-type="float">
            <text:p>4</text:p>
          </table:table-cell>
          <table:table-cell table:formula="of:=ROUND(SQRT([.A12]))" office:value-type="float" office:value="3" calcext:value-type="float">
            <text:p>3</text:p>
          </table:table-cell>
          <table:table-cell table:formula="of:= IF([.C12]*[.C12] = [.A12]; VLOOKUP([.C12];[.$A$1:.$B$20];2); 0)" office:value-type="float" office:value="0" calcext:value-type="float">
            <text:p>0</text:p>
          </table:table-cell>
          <table:table-cell table:formula="of:=IF(MOD([.A12]; 2) = 0; VLOOKUP([.A12]/2;[.$A$1:.$B$20];2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 +[.D13]+[.E13]" office:value-type="float" office:value="4" calcext:value-type="float">
            <text:p>4</text:p>
          </table:table-cell>
          <table:table-cell table:formula="of:=ROUND(SQRT([.A13]))" office:value-type="float" office:value="4" calcext:value-type="float">
            <text:p>4</text:p>
          </table:table-cell>
          <table:table-cell table:formula="of:= IF([.C13]*[.C13] = [.A13]; VLOOKUP([.C13];[.$A$1:.$B$20];2); 0)" office:value-type="float" office:value="0" calcext:value-type="float">
            <text:p>0</text:p>
          </table:table-cell>
          <table:table-cell table:formula="of:=IF(MOD([.A13]; 2) = 0; VLOOKUP([.A13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 +[.D14]+[.E14]" office:value-type="float" office:value="8" calcext:value-type="float">
            <text:p>8</text:p>
          </table:table-cell>
          <table:table-cell table:formula="of:=ROUND(SQRT([.A14]))" office:value-type="float" office:value="4" calcext:value-type="float">
            <text:p>4</text:p>
          </table:table-cell>
          <table:table-cell table:formula="of:= IF([.C14]*[.C14] = [.A14]; VLOOKUP([.C14];[.$A$1:.$B$20];2); 0)" office:value-type="float" office:value="0" calcext:value-type="float">
            <text:p>0</text:p>
          </table:table-cell>
          <table:table-cell table:formula="of:=IF(MOD([.A14]; 2) = 0; VLOOKUP([.A14]/2;[.$A$1:.$B$20];2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 +[.D15]+[.E15]" office:value-type="float" office:value="8" calcext:value-type="float">
            <text:p>8</text:p>
          </table:table-cell>
          <table:table-cell table:formula="of:=ROUND(SQRT([.A15]))" office:value-type="float" office:value="4" calcext:value-type="float">
            <text:p>4</text:p>
          </table:table-cell>
          <table:table-cell table:formula="of:= IF([.C15]*[.C15] = [.A15]; VLOOKUP([.C15];[.$A$1:.$B$20];2); 0)" office:value-type="float" office:value="0" calcext:value-type="float">
            <text:p>0</text:p>
          </table:table-cell>
          <table:table-cell table:formula="of:=IF(MOD([.A15]; 2) = 0; VLOOKUP([.A15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 +[.D16]+[.E16]" office:value-type="float" office:value="18" calcext:value-type="float">
            <text:p>18</text:p>
          </table:table-cell>
          <table:table-cell table:formula="of:=ROUND(SQRT([.A16]))" office:value-type="float" office:value="4" calcext:value-type="float">
            <text:p>4</text:p>
          </table:table-cell>
          <table:table-cell table:formula="of:= IF([.C16]*[.C16] = [.A16]; VLOOKUP([.C16];[.$A$1:.$B$20];2); 0)" office:value-type="float" office:value="3" calcext:value-type="float">
            <text:p>3</text:p>
          </table:table-cell>
          <table:table-cell table:formula="of:=IF(MOD([.A16]; 2) = 0; VLOOKUP([.A16]/2;[.$A$1:.$B$20];2)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 +[.D17]+[.E17]" office:value-type="float" office:value="18" calcext:value-type="float">
            <text:p>18</text:p>
          </table:table-cell>
          <table:table-cell table:formula="of:=ROUND(SQRT([.A17]))" office:value-type="float" office:value="4" calcext:value-type="float">
            <text:p>4</text:p>
          </table:table-cell>
          <table:table-cell table:formula="of:= IF([.C17]*[.C17] = [.A17]; VLOOKUP([.C17];[.$A$1:.$B$20];2); 0)" office:value-type="float" office:value="0" calcext:value-type="float">
            <text:p>0</text:p>
          </table:table-cell>
          <table:table-cell table:formula="of:=IF(MOD([.A17]; 2) = 0; VLOOKUP([.A17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 +[.D18]+[.E18]" office:value-type="float" office:value="26" calcext:value-type="float">
            <text:p>26</text:p>
          </table:table-cell>
          <table:table-cell table:formula="of:=ROUND(SQRT([.A18]))" office:value-type="float" office:value="4" calcext:value-type="float">
            <text:p>4</text:p>
          </table:table-cell>
          <table:table-cell table:formula="of:= IF([.C18]*[.C18] = [.A18]; VLOOKUP([.C18];[.$A$1:.$B$20];2); 0)" office:value-type="float" office:value="0" calcext:value-type="float">
            <text:p>0</text:p>
          </table:table-cell>
          <table:table-cell table:formula="of:=IF(MOD([.A18]; 2) = 0; VLOOKUP([.A18]/2;[.$A$1:.$B$20];2); 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 +[.D19]+[.E19]" office:value-type="float" office:value="26" calcext:value-type="float">
            <text:p>26</text:p>
          </table:table-cell>
          <table:table-cell table:formula="of:=ROUND(SQRT([.A19]))" office:value-type="float" office:value="4" calcext:value-type="float">
            <text:p>4</text:p>
          </table:table-cell>
          <table:table-cell table:formula="of:= IF([.C19]*[.C19] = [.A19]; VLOOKUP([.C19];[.$A$1:.$B$20];2); 0)" office:value-type="float" office:value="0" calcext:value-type="float">
            <text:p>0</text:p>
          </table:table-cell>
          <table:table-cell table:formula="of:=IF(MOD([.A19]; 2) = 0; VLOOKUP([.A19]/2;[.$A$1:.$B$20];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 +[.D20]+[.E20]" office:value-type="float" office:value="37" calcext:value-type="float">
            <text:p>37</text:p>
          </table:table-cell>
          <table:table-cell table:formula="of:=ROUND(SQRT([.A20]))" office:value-type="float" office:value="4" calcext:value-type="float">
            <text:p>4</text:p>
          </table:table-cell>
          <table:table-cell table:formula="of:= IF([.C20]*[.C20] = [.A20]; VLOOKUP([.C20];[.$A$1:.$B$20];2); 0)" office:value-type="float" office:value="0" calcext:value-type="float">
            <text:p>0</text:p>
          </table:table-cell>
          <table:table-cell table:formula="of:=IF(MOD([.A20]; 2) = 0; VLOOKUP([.A20]/2;[.$A$1:.$B$20];2); 0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16:29:13.459000000</meta:creation-date>
    <meta:generator>LibreOffice/7.5.0.3$Windows_X86_64 LibreOffice_project/c21113d003cd3efa8c53188764377a8272d9d6de</meta:generator>
    <dc:date>2023-10-12T17:01:35.940000000</dc:date>
    <meta:editing-duration>PT32M24S</meta:editing-duration>
    <meta:editing-cycles>1</meta:editing-cycles>
    <meta:document-statistic meta:table-count="2" meta:cell-count="213" meta:object-count="0"/>
  </office:meta>
</office:document-meta>
</file>